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2d2bb4" officeooo:paragraph-rsid="002d2bb4"/>
    </style:style>
    <style:style style:name="P2" style:family="paragraph" style:parent-style-name="Standard">
      <style:paragraph-properties fo:line-height="150%" fo:text-align="center" style:justify-single-word="false" style:writing-mode="page">
        <style:tab-stops>
          <style:tab-stop style:position="5.9374in"/>
        </style:tab-stops>
      </style:paragraph-properties>
      <style:text-properties fo:font-size="16pt" style:text-underline-style="solid" style:text-underline-width="auto" style:text-underline-color="font-color" fo:font-weight="bold" officeooo:rsid="001cffe7" officeooo:paragraph-rsid="001cff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1cffe7"/>
    </style:style>
    <style:style style:name="P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239216"/>
    </style:style>
    <style:style style:name="P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3b760e"/>
    </style:style>
    <style:style style:name="P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4aa00b"/>
    </style:style>
    <style:style style:name="P7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cffe7" officeooo:paragraph-rsid="004b91d6"/>
    </style:style>
    <style:style style:name="P8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weight="bold" officeooo:rsid="001cffe7" officeooo:paragraph-rsid="001cffe7" style:font-weight-asian="bold" style:font-weight-complex="bold"/>
    </style:style>
    <style:style style:name="P9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style:text-underline-style="solid" style:text-underline-width="auto" style:text-underline-color="font-color" fo:font-weight="bold" officeooo:rsid="001cffe7" officeooo:paragraph-rsid="001cffe7" style:font-weight-asian="bold" style:font-weight-complex="bold"/>
    </style:style>
    <style:style style:name="P10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style:text-underline-style="solid" style:text-underline-width="auto" style:text-underline-color="font-color" fo:font-weight="bold" officeooo:rsid="00239216" officeooo:paragraph-rsid="002b9dc4" style:font-weight-asian="bold" style:font-weight-complex="bold"/>
    </style:style>
    <style:style style:name="P11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239216"/>
    </style:style>
    <style:style style:name="P12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239216" officeooo:paragraph-rsid="0054775c"/>
    </style:style>
    <style:style style:name="P13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3674aa" officeooo:paragraph-rsid="003674aa"/>
    </style:style>
    <style:style style:name="P14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39612a" officeooo:paragraph-rsid="0039612a"/>
    </style:style>
    <style:style style:name="P15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4d0d0f" officeooo:paragraph-rsid="004d0d0f"/>
    </style:style>
    <style:style style:name="P16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1e5139" officeooo:paragraph-rsid="00239216"/>
    </style:style>
    <style:style style:name="P17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54775c" officeooo:paragraph-rsid="00573166"/>
    </style:style>
    <style:style style:name="P18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officeooo:rsid="0054775c" officeooo:paragraph-rsid="0059ad3e"/>
    </style:style>
    <style:style style:name="P19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style="italic" officeooo:rsid="004b57f3" officeooo:paragraph-rsid="004aa00b" style:font-style-asian="italic" style:font-style-complex="italic"/>
    </style:style>
    <style:style style:name="P20" style:family="paragraph" style:parent-style-name="Standard">
      <style:paragraph-properties fo:line-height="150%" style:writing-mode="page">
        <style:tab-stops>
          <style:tab-stop style:position="5.9374in"/>
        </style:tab-stops>
      </style:paragraph-properties>
      <style:text-properties fo:font-style="italic" officeooo:rsid="004b57f3" officeooo:paragraph-rsid="00527531" style:font-style-asian="italic" style:font-style-complex="italic"/>
    </style:style>
    <style:style style:name="P21" style:family="paragraph" style:parent-style-name="Standard">
      <style:paragraph-properties fo:line-height="150%" fo:break-before="page" style:writing-mode="page">
        <style:tab-stops>
          <style:tab-stop style:position="5.9374in"/>
        </style:tab-stops>
      </style:paragraph-properties>
      <style:text-properties officeooo:rsid="002b9dc4" officeooo:paragraph-rsid="002b9dc4"/>
    </style:style>
    <style:style style:name="T1" style:family="text">
      <style:text-properties officeooo:rsid="001e5139"/>
    </style:style>
    <style:style style:name="T2" style:family="text">
      <style:text-properties style:text-underline-style="solid" style:text-underline-width="auto" style:text-underline-color="font-color" officeooo:rsid="001e513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5b914c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70c2d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745ab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3d3b8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fd3e" style:font-weight-asian="bold" style:font-weight-complex="bold"/>
    </style:style>
    <style:style style:name="T10" style:family="text">
      <style:text-properties fo:font-weight="bold" officeooo:rsid="003c07ed" style:font-weight-asian="bold" style:font-weight-complex="bold"/>
    </style:style>
    <style:style style:name="T11" style:family="text">
      <style:text-properties fo:font-weight="bold" officeooo:rsid="001e5139" style:font-weight-asian="bold" style:font-weight-complex="bold"/>
    </style:style>
    <style:style style:name="T12" style:family="text">
      <style:text-properties fo:font-weight="bold" officeooo:rsid="0047bb8c" style:font-weight-asian="bold" style:font-weight-complex="bold"/>
    </style:style>
    <style:style style:name="T13" style:family="text">
      <style:text-properties fo:font-weight="bold" officeooo:rsid="0048b320" style:font-weight-asian="bold" style:font-weight-complex="bold"/>
    </style:style>
    <style:style style:name="T14" style:family="text">
      <style:text-properties fo:font-weight="bold" officeooo:rsid="004b91d6" style:font-weight-asian="bold" style:font-weight-complex="bold"/>
    </style:style>
    <style:style style:name="T15" style:family="text">
      <style:text-properties fo:font-weight="bold" officeooo:rsid="004d0d0f" style:font-weight-asian="bold" style:font-weight-complex="bold"/>
    </style:style>
    <style:style style:name="T16" style:family="text">
      <style:text-properties fo:font-weight="bold" officeooo:rsid="004e484a" style:font-weight-asian="bold" style:font-weight-complex="bold"/>
    </style:style>
    <style:style style:name="T17" style:family="text">
      <style:text-properties fo:font-weight="bold" officeooo:rsid="004ef9ea" style:font-weight-asian="bold" style:font-weight-complex="bold"/>
    </style:style>
    <style:style style:name="T18" style:family="text">
      <style:text-properties fo:font-weight="bold" officeooo:rsid="00513c22" style:font-weight-asian="bold" style:font-weight-complex="bold"/>
    </style:style>
    <style:style style:name="T19" style:family="text">
      <style:text-properties fo:font-weight="bold" officeooo:rsid="0054775c" style:font-weight-asian="bold" style:font-weight-complex="bold"/>
    </style:style>
    <style:style style:name="T20" style:family="text">
      <style:text-properties fo:font-weight="bold" officeooo:rsid="00589029" style:font-weight-asian="bold" style:font-weight-complex="bold"/>
    </style:style>
    <style:style style:name="T21" style:family="text">
      <style:text-properties fo:font-weight="bold" officeooo:rsid="005607c4" style:font-weight-asian="bold" style:font-weight-complex="bold"/>
    </style:style>
    <style:style style:name="T22" style:family="text">
      <style:text-properties officeooo:rsid="0027083c"/>
    </style:style>
    <style:style style:name="T23" style:family="text">
      <style:text-properties officeooo:rsid="0027ae08"/>
    </style:style>
    <style:style style:name="T24" style:family="text">
      <style:text-properties officeooo:rsid="00294e0d"/>
    </style:style>
    <style:style style:name="T25" style:family="text">
      <style:text-properties officeooo:rsid="0029e48b"/>
    </style:style>
    <style:style style:name="T26" style:family="text">
      <style:text-properties officeooo:rsid="002b66ed"/>
    </style:style>
    <style:style style:name="T27" style:family="text">
      <style:text-properties officeooo:rsid="002b9dc4"/>
    </style:style>
    <style:style style:name="T28" style:family="text">
      <style:text-properties officeooo:rsid="0030c9da"/>
    </style:style>
    <style:style style:name="T29" style:family="text">
      <style:text-properties officeooo:rsid="003afd3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afd3e" style:font-weight-asian="normal" style:font-weight-complex="normal"/>
    </style:style>
    <style:style style:name="T32" style:family="text">
      <style:text-properties fo:font-weight="normal" officeooo:rsid="004aa00b" style:font-weight-asian="normal" style:font-weight-complex="normal"/>
    </style:style>
    <style:style style:name="T33" style:family="text">
      <style:text-properties fo:font-weight="normal" officeooo:rsid="00589029" style:font-weight-asian="normal" style:font-weight-complex="normal"/>
    </style:style>
    <style:style style:name="T34" style:family="text">
      <style:text-properties fo:font-weight="normal" officeooo:rsid="0059ad3e" style:font-weight-asian="normal" style:font-weight-complex="normal"/>
    </style:style>
    <style:style style:name="T35" style:family="text">
      <style:text-properties officeooo:rsid="003c07ed"/>
    </style:style>
    <style:style style:name="T36" style:family="text">
      <style:text-properties officeooo:rsid="003d3b86"/>
    </style:style>
    <style:style style:name="T37" style:family="text">
      <style:text-properties officeooo:rsid="004763a8"/>
    </style:style>
    <style:style style:name="T38" style:family="text">
      <style:text-properties officeooo:rsid="0047bb8c"/>
    </style:style>
    <style:style style:name="T39" style:family="text">
      <style:text-properties fo:font-style="italic" officeooo:rsid="003c07ed" style:font-style-asian="italic" style:font-style-complex="italic"/>
    </style:style>
    <style:style style:name="T40" style:family="text">
      <style:text-properties fo:font-style="italic" officeooo:rsid="004ef9ea" style:font-style-asian="italic" style:font-style-complex="italic"/>
    </style:style>
    <style:style style:name="T41" style:family="text">
      <style:text-properties fo:font-style="italic" officeooo:rsid="0054775c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officeooo:rsid="004d0d0f"/>
    </style:style>
    <style:style style:name="T44" style:family="text">
      <style:text-properties officeooo:rsid="004e484a"/>
    </style:style>
    <style:style style:name="T45" style:family="text">
      <style:text-properties fo:font-style="normal" officeooo:rsid="004ef9ea" style:font-style-asian="normal" style:font-style-complex="normal"/>
    </style:style>
    <style:style style:name="T46" style:family="text">
      <style:text-properties officeooo:rsid="004ef9ea"/>
    </style:style>
    <style:style style:name="T47" style:family="text">
      <style:text-properties officeooo:rsid="0054775c"/>
    </style:style>
    <style:style style:name="T48" style:family="text">
      <style:text-properties officeooo:rsid="005607c4"/>
    </style:style>
    <style:style style:name="T49" style:family="text">
      <style:text-properties officeooo:rsid="00565833"/>
    </style:style>
    <style:style style:name="T50" style:family="text">
      <style:text-properties fo:font-size="8pt" style:text-underline-style="none" fo:font-weight="normal" officeooo:rsid="00616c6e" style:font-size-asian="7pt" style:font-weight-asian="normal" style:font-size-complex="8pt" style:font-weight-complex="normal"/>
    </style:style>
    <style:style style:name="T51" style:family="text">
      <style:text-properties fo:font-size="8pt" style:text-underline-style="none" fo:font-weight="normal" officeooo:rsid="00633372" style:font-size-asian="7pt" style:font-weight-asian="normal" style:font-size-complex="8pt" style:font-weight-complex="normal"/>
    </style:style>
    <style:style style:name="T52" style:family="text">
      <style:text-properties officeooo:rsid="006794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<text:span text:style-name="T37">Buchverein<text:line-break/></text:span><text:span text:style-name="T50">Arbeitszeit </text:span><text:span text:style-name="T51">60</text:span><text:span text:style-name="T50"> min</text:span></text:p>
      <text:p text:style-name="P3"/>
      <text:p text:style-name="P8">Einleitung:</text:p>
      <text:p text:style-name="P13">Der "Verein für intensiven Buchgenuss" verfügt über einige Bücher, die<text:span text:style-name="T37"> </text:span>den Mitgliedern zur Verfügung stehen. Dabei hat jedes Mitglied die<text:span text:style-name="T37"> </text:span>Möglichkeit, sich für ein Buch vorzumerken, das er/sie lesen will. Ein<text:span text:style-name="T37"> </text:span>Buch wird, nachdem es gelesen wurde, von einem Mitglied an das<text:span text:style-name="T37"> </text:span>nächste vorgemerkte Mitglied weitergegeben. Bisher ist die<text:span text:style-name="T37"> </text:span>Organisation dieses Systems mit viel Papieraufwand verbunden, der nun</text:p>
      <text:p text:style-name="P13">durch eine Softwarelösung ersetzt werden soll.</text:p>
      <text:p text:style-name="P3"/>
      <text:p text:style-name="P8">Anmerkungen:</text:p>
      <text:p text:style-name="P3">Für alle Aufgaben <text:span text:style-name="T52">sind</text:span> Tests <text:span text:style-name="T22">vorhanden</text:span>, die nur korrekt funktionieren, wenn die Klassen und deren Methoden korrekt benannt werden. Die Tests für die Aufgaben können einzeln (Rechtsklick -&gt; TestAll) oder im <text:span text:style-name="T23">G</text:span>esamten ausgeführt werden. Tests, die momentan nicht kompiliert sind, werden nicht ausgeführt.</text:p>
      <text:p text:style-name="P3">Die Aufgaben <text:span text:style-name="T24">können</text:span> nicht dadurch erfüllt<text:span text:style-name="T24"> werden</text:span>, die Tests zu <text:span text:style-name="T25">manipulieren</text:span>! Daher sollten die Tests einfach unverändert bleiben. Stimmige Lösungsansätze werden auch dann positiv gewertet, wenn sie die Tests<text:span text:style-name="T26"> </text:span>nicht erfüllen!</text:p>
      <text:p text:style-name="P3"/>
      <text:p text:style-name="P9">Aufgabe 1:<text:span text:style-name="T27"><text:tab/>3+2+4 BE</text:span></text:p>
      <text:p text:style-name="P14">Ein<text:span text:style-name="T38"> Mitglied soll </text:span>durch ein Objekt der Klasse <text:span text:style-name="T12">Mitglied</text:span><text:span text:style-name="T38"> </text:span>repräsentiert werden. Dabei <text:span text:style-name="T38">werden</text:span> <text:span text:style-name="T29">bei Aufruf des Konstruktors Vor- und Nachname (in dieser Reihenfolge) übergeben. Über die Methoden </text:span><text:span text:style-name="T9">String </text:span><text:span text:style-name="T12">vorname</text:span><text:span text:style-name="T9">Geben( ) </text:span><text:span text:style-name="T31">und </text:span><text:span text:style-name="T12">String</text:span><text:span text:style-name="T9"> </text:span><text:span text:style-name="T12">nachname</text:span><text:span text:style-name="T9">Geben( ) </text:span><text:span text:style-name="T31">kann man diese Daten wieder abrufen.</text:span></text:p>
      <text:p text:style-name="P3">1a) Implementiere diese Klasse</text:p>
      <text:p text:style-name="P5">1b) Erstelle <text:span text:style-name="T29">die Methode <text:s/></text:span><text:span text:style-name="T13">nachnameAendern</text:span><text:span text:style-name="T9">(</text:span><text:span text:style-name="T13">String neuerName</text:span><text:span text:style-name="T9">)</text:span><text:span text:style-name="T31">, </text:span><text:span text:style-name="T32">die es erlaubt, den Nachnamen eines Mitglieds (z.B. nach Eheschließung) anzupassen.</text:span></text:p>
      <text:p text:style-name="P6">1c) Erweitere <text:span text:style-name="T35">den Konstruktor, dass er sowohl für Vor- als auch für Nachnamen überprüft, dass eine Zeichenkette mit einer Mindestlänge von einem Zeichen übergeben wurde. Falls das nicht der Fall ist, wird der Vor- UND Nachname auf "</text:span><text:span text:style-name="T39">!!!FEHLER!!!</text:span><text:span text:style-name="T35">" festgelegt. </text:span></text:p>
      <text:p text:style-name="P19">Hinweis: Objekte der Klasse String verfügen über die Methode int length( ) ;</text:p>
      <text:p text:style-name="P21"><text:span text:style-name="T3">Aufgabe 2:<text:tab/> <text:s text:c="3"/></text:span><text:span text:style-name="T6">3</text:span><text:span text:style-name="T4">+</text:span><text:span text:style-name="T6">7</text:span><text:span text:style-name="T4">+5</text:span><text:span text:style-name="T3"> BE</text:span></text:p>
      <text:p text:style-name="P3">Die Struktur wird im wesentlichen durch Objekte der Klasse "Knoten" repräsentiert.</text:p>
      <text:p text:style-name="P7">2a) Implementiere den Konstruktor der Klasse Knoten derart, dass er ein<text:span text:style-name="T43"> Objekt der Klasse Mitglied als </text:span>Parameter <text:span text:style-name="T35">empfängt</text:span>. Schreibe ebenfalls die Methode <text:span text:style-name="T15">m</text:span><text:span text:style-name="T14">itglied</text:span><text:span text:style-name="T10">Geben( )</text:span>, die besagte<text:span text:style-name="T43">s Mitglied </text:span>wieder ausgibt.</text:p>
      <text:p text:style-name="P4">2b) <text:span text:style-name="T36">Weitere Knoten können mit der </text:span><text:span text:style-name="T2">rekursive</text:span><text:span text:style-name="T7">n</text:span><text:span text:style-name="T1"> Methode "</text:span><text:span text:style-name="T11">nachfolgerHinzufuegen(</text:span><text:span text:style-name="T15"> </text:span><text:span text:style-name="T11">Knoten</text:span><text:span text:style-name="T15"> </text:span><text:span text:style-name="T11">k</text:span><text:span text:style-name="T15"> </text:span><text:span text:style-name="T11">)</text:span><text:span text:style-name="T1">" an das Ende der bisherigen Knotenliste angehängt werden. </text:span></text:p>
      <text:p text:style-name="P16">Die Methode <text:span text:style-name="T15">hatNachfolger</text:span><text:span text:style-name="T8">(</text:span><text:span text:style-name="T16"> </text:span><text:span text:style-name="T8">)</text:span> (Datentyp boolean) soll genau dann true zurückgeben, wenn <text:span text:style-name="T43">ein Knoten dahinter angehängt ist.</text:span></text:p>
      <text:p text:style-name="P15">Die Methode <text:span text:style-name="T8">nachfolgerGeben(</text:span><text:span text:style-name="T16"> </text:span><text:span text:style-name="T8">)</text:span> soll <text:span text:style-name="T44">den nachfolgenden Knoten ausgeben. Falls dieser nicht vorhanden ist, ist </text:span><text:span text:style-name="T40">null </text:span><text:span text:style-name="T45">als Rückgabewert akzeptabel.</text:span></text:p>
      <text:p text:style-name="P15">2c) <text:span text:style-name="T46">Es soll den Mitgliedern möglich sein, sich wieder aus der Liste auszutragen. Dazu soll d</text:span>ie<text:span text:style-name="T46"> rekursive </text:span>Methode <text:span text:style-name="T18">void </text:span><text:span text:style-name="T17">k</text:span><text:span text:style-name="T8">notenEntfernen</text:span><text:span text:style-name="T17">( Mitglied m )</text:span><text:span text:style-name="T46"> genau den Knoten aus der Liste entfernen, der für die Verwaltung dieses Mitglieds verantwortlich ist.</text:span></text:p>
      <text:p text:style-name="P20">Hinweis: mit der Methode bla.equals(blub) kann überprüft werden, ob die Referenzen bla und blub auf das selbe Objekt zeigen.</text:p>
      <text:p text:style-name="P3"/>
      <text:p text:style-name="P10">Aufgabe 3:<text:span text:style-name="T27"><text:tab/> <text:s text:c="3"/>6+6+4 BE</text:span></text:p>
      <text:p text:style-name="P12">Die Klasse "<text:span text:style-name="T47">BuchListe</text:span>" verwaltet d<text:span text:style-name="T47">ie Liste</text:span> im <text:span text:style-name="T28">G</text:span>esamten. </text:p>
      <text:p text:style-name="P12"><text:span text:style-name="T47">3a) </text:span>Implementiere diese Klasse mit folgenden Methoden:</text:p>
      <text:p text:style-name="P11">- Der Konstruktor erzeugt eine leere<text:span text:style-name="T47"> Liste</text:span> ohne <text:span text:style-name="T47">eingetragene Knoten/Mitglieder</text:span></text:p>
      <text:p text:style-name="P11">- Die Methode <text:span text:style-name="T19">mitgliedAnstellen</text:span><text:span text:style-name="T8">( </text:span><text:span text:style-name="T19">Mitglied m</text:span><text:span text:style-name="T8"> )</text:span> <text:span text:style-name="T47">erstellt</text:span> einen <text:span text:style-name="T47">neuen</text:span> Knoten <text:span text:style-name="T47">mit dem übergebenen Mitglied und stellt diesen am Ende der Liste an.</text:span></text:p>
      <text:p text:style-name="P11">- Die Methode <text:span text:style-name="T19">naechstesMitgliedEntnehmen</text:span><text:span text:style-name="T8">( )</text:span> entfernt den <text:span text:style-name="T47">ersten</text:span> Knoten des Stapels und gibt <text:span text:style-name="T47">das darin enthaltene Mitglied zurück. Wenn die Liste leer ist, soll "</text:span><text:span text:style-name="T41">null</text:span><text:span text:style-name="T47">" zurückgeben werden.</text:span></text:p>
      <text:p text:style-name="P18">3b) Die Methode <text:span text:style-name="T20">letztesMitgliedGeben( ) </text:span><text:span text:style-name="T33">gibt das letzte in der Liste enthaltene Mitglied aus, ohne es aus der Liste zu entfernen.</text:span><text:span text:style-name="T34"> </text:span><text:span text:style-name="T30">Wenn die Liste leer ist, soll "</text:span><text:span text:style-name="T42">null</text:span><text:span text:style-name="T30">" zurückgeben werden.</text:span></text:p>
      <text:p text:style-name="P17">3c) <text:span text:style-name="T49">Implementiere d</text:span>ie Methode <text:span text:style-name="T8">mitglied</text:span><text:span text:style-name="T21">Entfernen( Mitglied m )</text:span><text:span text:style-name="T48">, die das Mitglied (entsprechend 2c) aus der Liste entfer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d2bb4" officeooo:paragraph-rsid="002d2b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ymnasium Höhenkirchen-Siegertsbunn<text:tab/><text:tab/>Q11 Informatik (Krichenbauer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Krichenbauer</meta:initial-creator>
    <meta:creation-date>2017-11-14T11:46:24.393594843</meta:creation-date>
    <dc:date>2018-01-19T10:10:18.261445978</dc:date>
    <dc:creator>Christoph Krichenbauer</dc:creator>
    <meta:editing-duration>PT18H23M27S</meta:editing-duration>
    <meta:editing-cycles>76</meta:editing-cycles>
    <meta:generator>LibreOffice/5.4.4.2$Linux_X86_64 LibreOffice_project/40m0$Build-2</meta:generator>
    <meta:printed-by>Christoph Krichenbauer</meta:printed-by>
    <meta:print-date>2018-01-19T09:12:58.735627480</meta:print-date>
    <meta:document-statistic meta:table-count="0" meta:image-count="0" meta:object-count="0" meta:page-count="2" meta:paragraph-count="30" meta:word-count="550" meta:character-count="3841" meta:non-whitespace-character-count="3308"/>
  </office:meta>
</office:document-meta>
</file>